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fo:font-size="14pt" style:font-size-asian="14pt" style:font-size-complex="14pt"/>
    </style:style>
    <style:style style:name="P2" style:family="paragraph" style:parent-style-name="Standard">
      <style:paragraph-properties fo:text-align="justify" style:justify-single-word="false"/>
      <style:text-properties style:use-window-font-color="true" fo:font-size="14pt" officeooo:paragraph-rsid="0017249d" style:font-size-asian="14pt" style:font-size-complex="14pt"/>
    </style:style>
    <style:style style:name="P3" style:family="paragraph" style:parent-style-name="Standard">
      <style:paragraph-properties fo:text-align="center" style:justify-single-word="false"/>
      <style:text-properties style:use-window-font-color="true" fo:font-size="18pt" fo:font-weight="bold" officeooo:rsid="001bc922" officeooo:paragraph-rsid="001bc922"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use-window-font-color="true" fo:font-size="14pt" style:font-size-asian="14pt" style:font-size-complex="14pt"/>
    </style:style>
    <style:style style:name="P5" style:family="paragraph" style:parent-style-name="Standard" style:list-style-name="L1">
      <style:paragraph-properties fo:text-align="justify" style:justify-single-word="false"/>
      <style:text-properties style:use-window-font-color="true" fo:font-size="14pt" officeooo:paragraph-rsid="0017249d" style:font-size-asian="14pt" style:font-size-complex="14pt"/>
    </style:style>
    <style:style style:name="P6" style:family="paragraph" style:parent-style-name="Standard" style:list-style-name="L3">
      <style:paragraph-properties fo:text-align="justify" style:justify-single-word="false"/>
      <style:text-properties style:use-window-font-color="true" fo:font-size="14pt" officeooo:paragraph-rsid="0017249d" style:font-size-asian="14pt" style:font-size-complex="14pt"/>
    </style:style>
    <style:style style:name="P7" style:family="paragraph" style:parent-style-name="Standard" style:list-style-name="L5">
      <style:paragraph-properties fo:text-align="justify" style:justify-single-word="false"/>
      <style:text-properties style:use-window-font-color="true" fo:font-size="14pt" officeooo:paragraph-rsid="0017249d" style:font-size-asian="14pt" style:font-size-complex="14pt"/>
    </style:style>
    <style:style style:name="P8" style:family="paragraph" style:parent-style-name="Standard" style:list-style-name="L7">
      <style:paragraph-properties fo:text-align="justify" style:justify-single-word="false"/>
      <style:text-properties style:use-window-font-color="true" fo:font-size="14pt" officeooo:paragraph-rsid="0017249d" style:font-size-asian="14pt" style:font-size-complex="14pt"/>
    </style:style>
    <style:style style:name="P9" style:family="paragraph" style:parent-style-name="Standard" style:list-style-name="L9">
      <style:paragraph-properties fo:text-align="justify" style:justify-single-word="false"/>
      <style:text-properties style:use-window-font-color="true" fo:font-size="14pt" officeooo:paragraph-rsid="0017249d" style:font-size-asian="14pt" style:font-size-complex="14pt"/>
    </style:style>
    <style:style style:name="P10" style:family="paragraph" style:parent-style-name="Standard" style:list-style-name="L10">
      <style:paragraph-properties fo:text-align="justify" style:justify-single-word="false"/>
      <style:text-properties style:use-window-font-color="true" fo:font-size="14pt" officeooo:paragraph-rsid="0017249d" style:font-size-asian="14pt" style:font-size-complex="14pt"/>
    </style:style>
    <style:style style:name="P11" style:family="paragraph" style:parent-style-name="Standard" style:list-style-name="L12">
      <style:paragraph-properties fo:text-align="justify" style:justify-single-word="false"/>
      <style:text-properties style:use-window-font-color="true" fo:font-size="14pt" officeooo:paragraph-rsid="0017249d" style:font-size-asian="14pt" style:font-size-complex="14pt"/>
    </style:style>
    <style:style style:name="P12" style:family="paragraph" style:parent-style-name="Standard" style:list-style-name="L14">
      <style:paragraph-properties fo:text-align="justify" style:justify-single-word="false"/>
      <style:text-properties style:use-window-font-color="true" fo:font-size="14pt" officeooo:paragraph-rsid="0017249d" style:font-size-asian="14pt" style:font-size-complex="14pt"/>
    </style:style>
    <style:style style:name="P13" style:family="paragraph" style:parent-style-name="Standard" style:list-style-name="L15">
      <style:paragraph-properties fo:text-align="justify" style:justify-single-word="false"/>
      <style:text-properties style:use-window-font-color="true" fo:font-size="14pt" officeooo:paragraph-rsid="0017249d" style:font-size-asian="14pt" style:font-size-complex="14pt"/>
    </style:style>
    <style:style style:name="P14" style:family="paragraph" style:parent-style-name="Standard" style:list-style-name="L17">
      <style:paragraph-properties fo:text-align="justify" style:justify-single-word="false"/>
      <style:text-properties style:use-window-font-color="true" fo:font-size="14pt" officeooo:paragraph-rsid="00178ecd" style:font-size-asian="14pt" style:font-size-complex="14pt"/>
    </style:style>
    <style:style style:name="P15" style:family="paragraph" style:parent-style-name="Standard" style:list-style-name="L19">
      <style:paragraph-properties fo:text-align="justify" style:justify-single-word="false"/>
      <style:text-properties style:use-window-font-color="true" fo:font-size="14pt" officeooo:paragraph-rsid="00178ecd" style:font-size-asian="14pt" style:font-size-complex="14pt"/>
    </style:style>
    <style:style style:name="P16" style:family="paragraph" style:parent-style-name="Standard" style:list-style-name="L21">
      <style:paragraph-properties fo:text-align="justify" style:justify-single-word="false"/>
      <style:text-properties style:use-window-font-color="true" fo:font-size="14pt" officeooo:paragraph-rsid="00178ecd" style:font-size-asian="14pt" style:font-size-complex="14pt"/>
    </style:style>
    <style:style style:name="P17" style:family="paragraph" style:parent-style-name="Standard" style:list-style-name="L24">
      <style:paragraph-properties fo:text-align="justify" style:justify-single-word="false"/>
      <style:text-properties style:use-window-font-color="true" fo:font-size="14pt" style:font-size-asian="14pt" style:font-size-complex="14pt"/>
    </style:style>
    <style:style style:name="P18" style:family="paragraph" style:parent-style-name="Standard" style:list-style-name="L25">
      <style:paragraph-properties fo:text-align="justify" style:justify-single-word="false"/>
      <style:text-properties style:use-window-font-color="true" fo:font-size="14pt" style:font-size-asian="14pt" style:font-size-complex="14pt"/>
    </style:style>
    <style:style style:name="P19" style:family="paragraph" style:parent-style-name="Standard" style:list-style-name="L26">
      <style:paragraph-properties fo:text-align="justify" style:justify-single-word="false"/>
      <style:text-properties style:use-window-font-color="true" fo:font-size="14pt" style:font-size-asian="14pt" style:font-size-complex="14pt"/>
    </style:style>
    <style:style style:name="P20" style:family="paragraph" style:parent-style-name="Standard" style:list-style-name="L27">
      <style:paragraph-properties fo:text-align="justify" style:justify-single-word="false"/>
      <style:text-properties style:use-window-font-color="true" fo:font-size="14pt" officeooo:paragraph-rsid="00196501" style:font-size-asian="14pt" style:font-size-complex="14pt"/>
    </style:style>
    <style:style style:name="P21" style:family="paragraph" style:parent-style-name="Standard" style:list-style-name="L29">
      <style:paragraph-properties fo:text-align="justify" style:justify-single-word="false"/>
      <style:text-properties style:use-window-font-color="true" fo:font-size="14pt" officeooo:paragraph-rsid="001d4706" style:font-size-asian="14pt" style:font-size-complex="14pt"/>
    </style:style>
    <style:style style:name="P22" style:family="paragraph" style:parent-style-name="Standard" style:list-style-name="L31">
      <style:paragraph-properties fo:text-align="justify" style:justify-single-word="false"/>
      <style:text-properties style:use-window-font-color="true" fo:font-size="14pt" officeooo:paragraph-rsid="00196501" style:font-size-asian="14pt" style:font-size-complex="14pt"/>
    </style:style>
    <style:style style:name="P23" style:family="paragraph" style:parent-style-name="Standard" style:list-style-name="L33">
      <style:paragraph-properties fo:text-align="justify" style:justify-single-word="false"/>
      <style:text-properties style:use-window-font-color="true" fo:font-size="14pt" officeooo:paragraph-rsid="00196501" style:font-size-asian="14pt" style:font-size-complex="14pt"/>
    </style:style>
    <style:style style:name="P24" style:family="paragraph" style:parent-style-name="Standard" style:list-style-name="L35">
      <style:paragraph-properties fo:text-align="justify" style:justify-single-word="false"/>
      <style:text-properties style:use-window-font-color="true" fo:font-size="14pt" officeooo:paragraph-rsid="00196501" style:font-size-asian="14pt" style:font-size-complex="14pt"/>
    </style:style>
    <style:style style:name="P25" style:family="paragraph" style:parent-style-name="Standard" style:list-style-name="L37">
      <style:paragraph-properties fo:text-align="justify" style:justify-single-word="false"/>
      <style:text-properties style:use-window-font-color="true" fo:font-size="14pt" officeooo:paragraph-rsid="00196501" style:font-size-asian="14pt" style:font-size-complex="14pt"/>
    </style:style>
    <style:style style:name="P26" style:family="paragraph" style:parent-style-name="Standard" style:list-style-name="L38">
      <style:paragraph-properties fo:text-align="justify" style:justify-single-word="false"/>
      <style:text-properties style:use-window-font-color="true" fo:font-size="14pt" officeooo:paragraph-rsid="00196501" style:font-size-asian="14pt" style:font-size-complex="14pt"/>
    </style:style>
    <style:style style:name="P27" style:family="paragraph" style:parent-style-name="Standard" style:list-style-name="L39">
      <style:paragraph-properties fo:text-align="justify" style:justify-single-word="false"/>
      <style:text-properties style:use-window-font-color="true" fo:font-size="14pt" officeooo:paragraph-rsid="00196501" style:font-size-asian="14pt" style:font-size-complex="14pt"/>
    </style:style>
    <style:style style:name="P28" style:family="paragraph" style:parent-style-name="Standard" style:list-style-name="L41">
      <style:paragraph-properties fo:text-align="justify" style:justify-single-word="false"/>
      <style:text-properties style:use-window-font-color="true" fo:font-size="14pt" officeooo:paragraph-rsid="001adb33" style:font-size-asian="14pt" style:font-size-complex="14pt"/>
    </style:style>
    <style:style style:name="P29" style:family="paragraph" style:parent-style-name="Standard" style:list-style-name="L9">
      <style:paragraph-properties fo:text-align="justify" style:justify-single-word="false"/>
      <style:text-properties style:use-window-font-color="true" fo:font-size="14pt" fo:font-weight="bold" officeooo:rsid="0021561b" officeooo:paragraph-rsid="0021561b" style:font-size-asian="14pt" style:font-weight-asian="bold" style:font-size-complex="14pt" style:font-weight-complex="bold"/>
    </style:style>
    <style:style style:name="P30" style:family="paragraph" style:parent-style-name="Standard">
      <style:paragraph-properties fo:text-align="justify" style:justify-single-word="false"/>
      <style:text-properties style:use-window-font-color="true" style:text-line-through-style="none" style:text-line-through-type="none" fo:font-size="14pt" style:text-underline-style="none" style:font-size-asian="14pt" style:font-size-complex="14pt"/>
    </style:style>
    <style:style style:name="P31" style:family="paragraph" style:parent-style-name="Standard" style:list-style-name="L2">
      <style:paragraph-properties fo:text-align="justify" style:justify-single-word="false"/>
      <style:text-properties style:use-window-font-color="true" style:text-line-through-style="none" style:text-line-through-type="none" fo:font-size="14pt" style:text-underline-style="none" officeooo:paragraph-rsid="0017249d" style:font-size-asian="14pt" style:font-size-complex="14pt"/>
    </style:style>
    <style:style style:name="P32" style:family="paragraph" style:parent-style-name="Standard" style:list-style-name="L2">
      <style:paragraph-properties fo:text-align="justify" style:justify-single-word="false"/>
      <style:text-properties style:use-window-font-color="true" style:text-line-through-style="none" style:text-line-through-type="none" fo:font-size="14pt" style:text-underline-style="none" officeooo:paragraph-rsid="001f206a" style:font-size-asian="14pt" style:font-size-complex="14pt"/>
    </style:style>
    <style:style style:name="P33" style:family="paragraph" style:parent-style-name="Standard" style:list-style-name="L4">
      <style:paragraph-properties fo:text-align="justify" style:justify-single-word="false"/>
      <style:text-properties style:use-window-font-color="true" style:text-line-through-style="none" style:text-line-through-type="none" fo:font-size="14pt" style:text-underline-style="none" officeooo:paragraph-rsid="0017249d" style:font-size-asian="14pt" style:font-size-complex="14pt"/>
    </style:style>
    <style:style style:name="P34" style:family="paragraph" style:parent-style-name="Standard">
      <style:paragraph-properties fo:text-align="justify" style:justify-single-word="false"/>
      <style:text-properties style:use-window-font-color="true" style:text-line-through-style="none" style:text-line-through-type="none" fo:font-size="14pt" style:text-underline-style="none" officeooo:paragraph-rsid="0017249d" style:font-size-asian="14pt" style:font-size-complex="14pt"/>
    </style:style>
    <style:style style:name="P35" style:family="paragraph" style:parent-style-name="Standard" style:list-style-name="L6">
      <style:paragraph-properties fo:text-align="justify" style:justify-single-word="false"/>
      <style:text-properties style:use-window-font-color="true" style:text-line-through-style="none" style:text-line-through-type="none" fo:font-size="14pt" style:text-underline-style="none" officeooo:paragraph-rsid="0017249d" style:font-size-asian="14pt" style:font-size-complex="14pt"/>
    </style:style>
    <style:style style:name="P36" style:family="paragraph" style:parent-style-name="Standard" style:list-style-name="L8">
      <style:paragraph-properties fo:text-align="justify" style:justify-single-word="false"/>
      <style:text-properties style:use-window-font-color="true" style:text-line-through-style="none" style:text-line-through-type="none" fo:font-size="14pt" style:text-underline-style="none" officeooo:paragraph-rsid="0017249d" style:font-size-asian="14pt" style:font-size-complex="14pt"/>
    </style:style>
    <style:style style:name="P37" style:family="paragraph" style:parent-style-name="Standard" style:list-style-name="L15">
      <style:paragraph-properties fo:text-align="justify" style:justify-single-word="false"/>
      <style:text-properties style:use-window-font-color="true" style:text-line-through-style="none" style:text-line-through-type="none" fo:font-size="14pt" style:text-underline-style="none" officeooo:paragraph-rsid="0017249d" style:font-size-asian="14pt" style:font-size-complex="14pt"/>
    </style:style>
    <style:style style:name="P38" style:family="paragraph" style:parent-style-name="Standard" style:list-style-name="L15">
      <style:paragraph-properties fo:text-align="justify" style:justify-single-word="false"/>
      <style:text-properties style:use-window-font-color="true" style:text-line-through-style="none" style:text-line-through-type="none" fo:font-size="14pt" style:text-underline-style="none" officeooo:paragraph-rsid="00203516" style:font-size-asian="14pt" style:font-size-complex="14pt"/>
    </style:style>
    <style:style style:name="P39" style:family="paragraph" style:parent-style-name="Standard" style:list-style-name="L18">
      <style:paragraph-properties fo:text-align="justify" style:justify-single-word="false"/>
      <style:text-properties style:use-window-font-color="true" style:text-line-through-style="none" style:text-line-through-type="none" fo:font-size="14pt" style:text-underline-style="none" officeooo:paragraph-rsid="00178ecd" style:font-size-asian="14pt" style:font-size-complex="14pt"/>
    </style:style>
    <style:style style:name="P40" style:family="paragraph" style:parent-style-name="Standard" style:list-style-name="L20">
      <style:paragraph-properties fo:text-align="justify" style:justify-single-word="false"/>
      <style:text-properties style:use-window-font-color="true" style:text-line-through-style="none" style:text-line-through-type="none" fo:font-size="14pt" style:text-underline-style="none" officeooo:paragraph-rsid="00178ecd" style:font-size-asian="14pt" style:font-size-complex="14pt"/>
    </style:style>
    <style:style style:name="P41" style:family="paragraph" style:parent-style-name="Standard">
      <style:paragraph-properties fo:text-align="justify" style:justify-single-word="false"/>
      <style:text-properties style:use-window-font-color="true" style:text-line-through-style="none" style:text-line-through-type="none" fo:font-size="14pt" style:text-underline-style="none" officeooo:paragraph-rsid="00178ecd" style:font-size-asian="14pt" style:font-size-complex="14pt"/>
    </style:style>
    <style:style style:name="P42" style:family="paragraph" style:parent-style-name="Standard" style:list-style-name="L22">
      <style:paragraph-properties fo:text-align="justify" style:justify-single-word="false"/>
      <style:text-properties style:use-window-font-color="true" style:text-line-through-style="none" style:text-line-through-type="none" fo:font-size="14pt" style:text-underline-style="none" officeooo:paragraph-rsid="00178ecd" style:font-size-asian="14pt" style:font-size-complex="14pt"/>
    </style:style>
    <style:style style:name="P43" style:family="paragraph" style:parent-style-name="Standard" style:list-style-name="L28">
      <style:paragraph-properties fo:text-align="justify" style:justify-single-word="false"/>
      <style:text-properties style:use-window-font-color="true" style:text-line-through-style="none" style:text-line-through-type="none" fo:font-size="14pt" style:text-underline-style="none" officeooo:paragraph-rsid="00196501" style:font-size-asian="14pt" style:font-size-complex="14pt"/>
    </style:style>
    <style:style style:name="P44" style:family="paragraph" style:parent-style-name="Standard" style:list-style-name="L30">
      <style:paragraph-properties fo:text-align="justify" style:justify-single-word="false"/>
      <style:text-properties style:use-window-font-color="true" style:text-line-through-style="none" style:text-line-through-type="none" fo:font-size="14pt" style:text-underline-style="none" officeooo:paragraph-rsid="001d4706" style:font-size-asian="14pt" style:font-size-complex="14pt"/>
    </style:style>
    <style:style style:name="P45" style:family="paragraph" style:parent-style-name="Standard" style:list-style-name="L30">
      <style:paragraph-properties fo:text-align="justify" style:justify-single-word="false"/>
      <style:text-properties style:use-window-font-color="true" style:text-line-through-style="none" style:text-line-through-type="none" fo:font-size="14pt" style:text-underline-style="none" officeooo:paragraph-rsid="00196501" style:font-size-asian="14pt" style:font-size-complex="14pt"/>
    </style:style>
    <style:style style:name="P46" style:family="paragraph" style:parent-style-name="Standard" style:list-style-name="L32">
      <style:paragraph-properties fo:text-align="justify" style:justify-single-word="false"/>
      <style:text-properties style:use-window-font-color="true" style:text-line-through-style="none" style:text-line-through-type="none" fo:font-size="14pt" style:text-underline-style="none" officeooo:paragraph-rsid="00196501" style:font-size-asian="14pt" style:font-size-complex="14pt"/>
    </style:style>
    <style:style style:name="P47" style:family="paragraph" style:parent-style-name="Standard">
      <style:paragraph-properties fo:text-align="justify" style:justify-single-word="false"/>
      <style:text-properties style:use-window-font-color="true" style:text-line-through-style="none" style:text-line-through-type="none" fo:font-size="14pt" style:text-underline-style="none" officeooo:paragraph-rsid="00196501" style:font-size-asian="14pt" style:font-size-complex="14pt"/>
    </style:style>
    <style:style style:name="P48" style:family="paragraph" style:parent-style-name="Standard" style:list-style-name="L34">
      <style:paragraph-properties fo:text-align="justify" style:justify-single-word="false"/>
      <style:text-properties style:use-window-font-color="true" style:text-line-through-style="none" style:text-line-through-type="none" fo:font-size="14pt" style:text-underline-style="none" officeooo:paragraph-rsid="00196501" style:font-size-asian="14pt" style:font-size-complex="14pt"/>
    </style:style>
    <style:style style:name="P49" style:family="paragraph" style:parent-style-name="Standard" style:list-style-name="L34">
      <style:paragraph-properties fo:text-align="justify" style:justify-single-word="false"/>
      <style:text-properties style:use-window-font-color="true" style:text-line-through-style="none" style:text-line-through-type="none" fo:font-size="14pt" style:text-underline-style="none" officeooo:paragraph-rsid="00203516" style:font-size-asian="14pt" style:font-size-complex="14pt"/>
    </style:style>
    <style:style style:name="P50" style:family="paragraph" style:parent-style-name="Standard" style:list-style-name="L36">
      <style:paragraph-properties fo:text-align="justify" style:justify-single-word="false"/>
      <style:text-properties style:use-window-font-color="true" style:text-line-through-style="none" style:text-line-through-type="none" fo:font-size="14pt" style:text-underline-style="none" officeooo:paragraph-rsid="00196501" style:font-size-asian="14pt" style:font-size-complex="14pt"/>
    </style:style>
    <style:style style:name="P51" style:family="paragraph" style:parent-style-name="Standard" style:list-style-name="L40">
      <style:paragraph-properties fo:text-align="justify" style:justify-single-word="false"/>
      <style:text-properties style:use-window-font-color="true" style:text-line-through-style="none" style:text-line-through-type="none" fo:font-size="14pt" style:text-underline-style="none" officeooo:paragraph-rsid="00196501" style:font-size-asian="14pt" style:font-size-complex="14pt"/>
    </style:style>
    <style:style style:name="P52" style:family="paragraph" style:parent-style-name="Standard" style:list-style-name="L42">
      <style:paragraph-properties fo:text-align="justify" style:justify-single-word="false"/>
      <style:text-properties style:use-window-font-color="true" style:text-line-through-style="none" style:text-line-through-type="none" fo:font-size="14pt" style:text-underline-style="none" officeooo:paragraph-rsid="001adb33" style:font-size-asian="14pt" style:font-size-complex="14pt"/>
    </style:style>
    <style:style style:name="P53" style:family="paragraph" style:parent-style-name="Standard">
      <style:paragraph-properties fo:text-align="justify" style:justify-single-word="false"/>
      <style:text-properties style:use-window-font-color="true" style:text-line-through-style="none" style:text-line-through-type="none" fo:font-size="14pt" style:text-underline-style="none" officeooo:rsid="0017249d" style:font-size-asian="14pt" style:font-size-complex="14pt"/>
    </style:style>
    <style:style style:name="P54" style:family="paragraph" style:parent-style-name="Standard">
      <style:paragraph-properties fo:text-align="justify" style:justify-single-word="false"/>
      <style:text-properties style:use-window-font-color="true" style:text-line-through-style="none" style:text-line-through-type="none" fo:font-size="14pt" style:text-underline-style="none" officeooo:rsid="0017249d" officeooo:paragraph-rsid="0017249d" style:font-size-asian="14pt" style:font-size-complex="14pt"/>
    </style:style>
    <style:style style:name="P55" style:family="paragraph" style:parent-style-name="Standard">
      <style:paragraph-properties fo:text-align="justify" style:justify-single-word="false"/>
      <style:text-properties style:use-window-font-color="true" style:text-line-through-style="none" style:text-line-through-type="none" fo:font-size="14pt" style:text-underline-style="none" fo:font-weight="normal" officeooo:paragraph-rsid="0017249d" style:font-size-asian="14pt" style:font-weight-asian="normal" style:font-size-complex="14pt"/>
    </style:style>
    <style:style style:name="P56" style:family="paragraph" style:parent-style-name="Standard" style:list-style-name="L42">
      <style:paragraph-properties fo:text-align="justify" style:justify-single-word="false"/>
      <style:text-properties style:use-window-font-color="true" style:text-line-through-style="none" style:text-line-through-type="none" fo:font-size="14pt" style:text-underline-style="none" fo:font-weight="normal" officeooo:paragraph-rsid="001adb33" style:font-size-asian="14pt" style:font-weight-asian="normal" style:font-size-complex="14pt" style:font-weight-complex="normal"/>
    </style:style>
    <style:style style:name="P57" style:family="paragraph" style:parent-style-name="Standard" style:list-style-name="L2">
      <style:paragraph-properties fo:text-align="justify" style:justify-single-word="false"/>
      <style:text-properties style:use-window-font-color="true" style:text-line-through-style="none" style:text-line-through-type="none" fo:font-size="14pt" style:text-underline-style="none" fo:font-weight="bold" officeooo:paragraph-rsid="001f206a" style:font-size-asian="14pt" style:font-weight-asian="bold" style:font-size-complex="14pt" style:font-weight-complex="bold"/>
    </style:style>
    <style:style style:name="P58" style:family="paragraph" style:parent-style-name="Standard" style:list-style-name="L4">
      <style:paragraph-properties fo:text-align="justify" style:justify-single-word="false"/>
      <style:text-properties style:use-window-font-color="true" style:text-line-through-style="none" style:text-line-through-type="none" fo:font-size="14pt" style:text-underline-style="none" fo:font-weight="bold" officeooo:paragraph-rsid="0017249d" style:font-size-asian="14pt" style:font-weight-asian="bold" style:font-size-complex="14pt" style:font-weight-complex="bold"/>
    </style:style>
    <style:style style:name="P59" style:family="paragraph" style:parent-style-name="Standard" style:list-style-name="L6">
      <style:paragraph-properties fo:text-align="justify" style:justify-single-word="false"/>
      <style:text-properties style:use-window-font-color="true" style:text-line-through-style="none" style:text-line-through-type="none" fo:font-size="14pt" style:text-underline-style="none" fo:font-weight="bold" officeooo:paragraph-rsid="0017249d" style:font-size-asian="14pt" style:font-weight-asian="bold" style:font-size-complex="14pt" style:font-weight-complex="bold"/>
    </style:style>
    <style:style style:name="P60" style:family="paragraph" style:parent-style-name="Standard" style:list-style-name="L8">
      <style:paragraph-properties fo:text-align="justify" style:justify-single-word="false"/>
      <style:text-properties style:use-window-font-color="true" style:text-line-through-style="none" style:text-line-through-type="none" fo:font-size="14pt" style:text-underline-style="none" fo:font-weight="bold" officeooo:paragraph-rsid="0017249d" style:font-size-asian="14pt" style:font-weight-asian="bold" style:font-size-complex="14pt" style:font-weight-complex="bold"/>
    </style:style>
    <style:style style:name="P61" style:family="paragraph" style:parent-style-name="Standard" style:list-style-name="L11">
      <style:paragraph-properties fo:text-align="justify" style:justify-single-word="false"/>
      <style:text-properties style:use-window-font-color="true" style:text-line-through-style="none" style:text-line-through-type="none" fo:font-size="14pt" style:text-underline-style="none" fo:font-weight="bold" officeooo:paragraph-rsid="0017249d" style:font-size-asian="14pt" style:font-weight-asian="bold" style:font-size-complex="14pt" style:font-weight-complex="bold"/>
    </style:style>
    <style:style style:name="P62" style:family="paragraph" style:parent-style-name="Standard" style:list-style-name="L13">
      <style:paragraph-properties fo:text-align="justify" style:justify-single-word="false"/>
      <style:text-properties style:use-window-font-color="true" style:text-line-through-style="none" style:text-line-through-type="none" fo:font-size="14pt" style:text-underline-style="none" fo:font-weight="bold" officeooo:paragraph-rsid="0017249d" style:font-size-asian="14pt" style:font-weight-asian="bold" style:font-size-complex="14pt" style:font-weight-complex="bold"/>
    </style:style>
    <style:style style:name="P63" style:family="paragraph" style:parent-style-name="Standard" style:list-style-name="L15">
      <style:paragraph-properties fo:text-align="justify" style:justify-single-word="false"/>
      <style:text-properties style:use-window-font-color="true" style:text-line-through-style="none" style:text-line-through-type="none" fo:font-size="14pt" style:text-underline-style="none" fo:font-weight="bold" officeooo:paragraph-rsid="00203516" style:font-size-asian="14pt" style:font-weight-asian="bold" style:font-size-complex="14pt" style:font-weight-complex="bold"/>
    </style:style>
    <style:style style:name="P64" style:family="paragraph" style:parent-style-name="Standard" style:list-style-name="L18">
      <style:paragraph-properties fo:text-align="justify" style:justify-single-word="false"/>
      <style:text-properties style:use-window-font-color="true" style:text-line-through-style="none" style:text-line-through-type="none" fo:font-size="14pt" style:text-underline-style="none" fo:font-weight="bold" officeooo:paragraph-rsid="00178ecd" style:font-size-asian="14pt" style:font-weight-asian="bold" style:font-size-complex="14pt" style:font-weight-complex="bold"/>
    </style:style>
    <style:style style:name="P65" style:family="paragraph" style:parent-style-name="Standard" style:list-style-name="L20">
      <style:paragraph-properties fo:text-align="justify" style:justify-single-word="false"/>
      <style:text-properties style:use-window-font-color="true" style:text-line-through-style="none" style:text-line-through-type="none" fo:font-size="14pt" style:text-underline-style="none" fo:font-weight="bold" officeooo:paragraph-rsid="00178ecd" style:font-size-asian="14pt" style:font-weight-asian="bold" style:font-size-complex="14pt" style:font-weight-complex="bold"/>
    </style:style>
    <style:style style:name="P66" style:family="paragraph" style:parent-style-name="Standard" style:list-style-name="L22">
      <style:paragraph-properties fo:text-align="justify" style:justify-single-word="false"/>
      <style:text-properties style:use-window-font-color="true" style:text-line-through-style="none" style:text-line-through-type="none" fo:font-size="14pt" style:text-underline-style="none" fo:font-weight="bold" officeooo:paragraph-rsid="00178ecd" style:font-size-asian="14pt" style:font-weight-asian="bold" style:font-size-complex="14pt" style:font-weight-complex="bold"/>
    </style:style>
    <style:style style:name="P67" style:family="paragraph" style:parent-style-name="Standard" style:list-style-name="L28">
      <style:paragraph-properties fo:text-align="justify" style:justify-single-word="false"/>
      <style:text-properties style:use-window-font-color="true" style:text-line-through-style="none" style:text-line-through-type="none" fo:font-size="14pt" style:text-underline-style="none" fo:font-weight="bold" officeooo:paragraph-rsid="00196501" style:font-size-asian="14pt" style:font-weight-asian="bold" style:font-size-complex="14pt" style:font-weight-complex="bold"/>
    </style:style>
    <style:style style:name="P68" style:family="paragraph" style:parent-style-name="Standard" style:list-style-name="L30">
      <style:paragraph-properties fo:text-align="justify" style:justify-single-word="false"/>
      <style:text-properties style:use-window-font-color="true" style:text-line-through-style="none" style:text-line-through-type="none" fo:font-size="14pt" style:text-underline-style="none" fo:font-weight="bold" officeooo:paragraph-rsid="00196501" style:font-size-asian="14pt" style:font-weight-asian="bold" style:font-size-complex="14pt" style:font-weight-complex="bold"/>
    </style:style>
    <style:style style:name="P69" style:family="paragraph" style:parent-style-name="Standard" style:list-style-name="L34">
      <style:paragraph-properties fo:text-align="justify" style:justify-single-word="false"/>
      <style:text-properties style:use-window-font-color="true" style:text-line-through-style="none" style:text-line-through-type="none" fo:font-size="14pt" style:text-underline-style="none" fo:font-weight="bold" officeooo:paragraph-rsid="00203516" style:font-size-asian="14pt" style:font-weight-asian="bold" style:font-size-complex="14pt" style:font-weight-complex="bold"/>
    </style:style>
    <style:style style:name="P70" style:family="paragraph" style:parent-style-name="Standard" style:list-style-name="L36">
      <style:paragraph-properties fo:text-align="justify" style:justify-single-word="false"/>
      <style:text-properties style:use-window-font-color="true" style:text-line-through-style="none" style:text-line-through-type="none" fo:font-size="14pt" style:text-underline-style="none" fo:font-weight="bold" officeooo:paragraph-rsid="00196501" style:font-size-asian="14pt" style:font-weight-asian="bold" style:font-size-complex="14pt" style:font-weight-complex="bold"/>
    </style:style>
    <style:style style:name="P71" style:family="paragraph" style:parent-style-name="Standard" style:list-style-name="L40">
      <style:paragraph-properties fo:text-align="justify" style:justify-single-word="false"/>
      <style:text-properties style:use-window-font-color="true" style:text-line-through-style="none" style:text-line-through-type="none" fo:font-size="14pt" style:text-underline-style="none" fo:font-weight="bold" officeooo:paragraph-rsid="00196501" style:font-size-asian="14pt" style:font-weight-asian="bold" style:font-size-complex="14pt" style:font-weight-complex="bold"/>
    </style:style>
    <style:style style:name="P72" style:family="paragraph" style:parent-style-name="Standard" style:list-style-name="L42">
      <style:paragraph-properties fo:text-align="justify" style:justify-single-word="false"/>
      <style:text-properties style:use-window-font-color="true" style:text-line-through-style="none" style:text-line-through-type="none" fo:font-size="14pt" style:text-underline-style="none" fo:font-weight="bold" officeooo:paragraph-rsid="001adb33" style:font-size-asian="14pt" style:font-weight-asian="bold" style:font-size-complex="14pt" style:font-weight-complex="bold"/>
    </style:style>
    <style:style style:name="P73" style:family="paragraph" style:parent-style-name="Standard" style:list-style-name="L16">
      <style:paragraph-properties fo:text-align="justify" style:justify-single-word="false"/>
      <style:text-properties officeooo:paragraph-rsid="00178ecd"/>
    </style:style>
    <style:style style:name="P74" style:family="paragraph" style:parent-style-name="Standard" style:list-style-name="L23">
      <style:paragraph-properties fo:text-align="justify" style:justify-single-word="false"/>
      <style:text-properties officeooo:paragraph-rsid="00178ecd"/>
    </style:style>
    <style:style style:name="P75" style:family="paragraph" style:parent-style-name="Standard" style:list-style-name="L24">
      <style:paragraph-properties fo:text-align="justify" style:justify-single-word="false"/>
      <style:text-properties officeooo:paragraph-rsid="0021ce44"/>
    </style:style>
    <style:style style:name="P76" style:family="paragraph" style:parent-style-name="Standard" style:list-style-name="L43">
      <style:text-properties officeooo:paragraph-rsid="0021c840"/>
    </style:style>
    <style:style style:name="P77" style:family="paragraph" style:parent-style-name="Standard" style:list-style-name="L43">
      <style:text-properties fo:font-weight="bold" officeooo:paragraph-rsid="0021c840" style:font-weight-asian="bold" style:font-weight-complex="bold"/>
    </style:style>
    <style:style style:name="P78" style:family="paragraph" style:parent-style-name="Standard" style:list-style-name="L43">
      <style:text-properties fo:font-weight="bold" officeooo:paragraph-rsid="0021ce44"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21c840" style:font-size-asian="14pt" style:font-size-complex="14pt"/>
    </style:style>
    <style:style style:name="T3" style:family="text">
      <style:text-properties fo:font-size="14pt" officeooo:rsid="0021ce44"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style:text-line-through-style="none" style:text-line-through-type="none" style:text-underline-style="none"/>
    </style:style>
    <style:style style:name="T6" style:family="text">
      <style:text-properties style:text-line-through-style="none" style:text-line-through-type="none" style:text-underline-style="none" officeooo:rsid="0017249d"/>
    </style:style>
    <style:style style:name="T7" style:family="text">
      <style:text-properties style:use-window-font-color="true" fo:font-size="14pt" style:font-size-asian="14pt" style:font-size-complex="14pt"/>
    </style:style>
    <style:style style:name="T8" style:family="text">
      <style:text-properties style:use-window-font-color="true" fo:font-size="14pt" fo:font-weight="bold" officeooo:rsid="0021ce44" style:font-size-asian="14pt" style:font-weight-asian="bold" style:font-size-complex="14pt" style:font-weight-complex="bold"/>
    </style:style>
    <style:style style:name="T9" style:family="text">
      <style:text-properties style:use-window-font-color="true" style:text-line-through-style="none" style:text-line-through-type="none" fo:font-size="14pt" style:text-underline-style="none" style:font-size-asian="14pt" style:font-size-complex="14pt"/>
    </style:style>
    <style:style style:name="T10" style:family="text">
      <style:text-properties style:use-window-font-color="true" style:text-line-through-style="none" style:text-line-through-type="none" fo:font-size="14pt" style:text-underline-style="none" fo:font-weight="bold" style:font-size-asian="14pt" style:font-weight-asian="bold" style:font-size-complex="14pt" style:font-weight-complex="bold"/>
    </style:style>
    <style:style style:name="T11" style:family="text">
      <style:text-properties style:use-window-font-color="true" style:text-line-through-style="none" style:text-line-through-type="none" fo:font-size="14pt" style:text-underline-style="none" fo:font-weight="bold" officeooo:rsid="0021561b" style:font-size-asian="14pt" style:font-weight-asian="bold" style:font-size-complex="14pt" style:font-weight-complex="bold"/>
    </style:style>
    <style:style style:name="T12" style:family="text">
      <style:text-properties style:use-window-font-color="true" style:text-line-through-style="none" style:text-line-through-type="none" fo:font-size="14pt" style:text-underline-style="none" fo:font-weight="bold" officeooo:rsid="0021c840" style:font-size-asian="14pt" style:font-weight-asian="bold" style:font-size-complex="14pt" style:font-weight-complex="bold"/>
    </style:style>
    <style:style style:name="T13" style:family="text">
      <style:text-properties style:use-window-font-color="true" style:text-line-through-style="none" style:text-line-through-type="none" fo:font-size="14pt" style:text-underline-style="none" fo:font-weight="bold" officeooo:rsid="0021ce44"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fo:font-weight="bold" officeooo:rsid="0021ce44" style:font-weight-asian="bold" style:font-weight-complex="bold"/>
    </style:style>
    <style:style style:name="T16" style:family="text">
      <style:text-properties fo:font-weight="bold" officeooo:rsid="002269df" style:font-weight-asian="bold" style:font-weight-complex="bold"/>
    </style:style>
    <style:style style:name="T17" style:family="text">
      <style:text-properties officeooo:rsid="002269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text:start-value="2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UESTIONARIO UD_01</text:p>
      <text:p text:style-name="P2"/>
      <text:p text:style-name="P2"/>
      <text:list xml:id="list1173162804" text:style-name="L1">
        <text:list-item>
          <text:p text:style-name="P5">¿Que problema de base origina la aparición de las metodologías y tecnologías Big Data? </text:p>
        </text:list-item>
      </text:list>
      <text:list xml:id="list713603314" text:style-name="L2">
        <text:list-item>
          <text:p text:style-name="P31">El tener datos que no se sabe de dónde proceden. </text:p>
        </text:list-item>
        <text:list-item>
          <text:p text:style-name="P32">El tener grandes cantidades de datos que no caben en el almacenamiento conjunto de varias máquinas. </text:p>
        </text:list-item>
        <text:list-item>
          <text:p text:style-name="P57">El tener grandes cantidades de datos que desbordan los recursos de máquinas individuales. </text:p>
        </text:list-item>
        <text:list-item>
          <text:p text:style-name="P31">La incapacidad de realizar analítica en una única máquina. </text:p>
        </text:list-item>
      </text:list>
      <text:p text:style-name="P2"/>
      <text:list xml:id="list1498174628" text:style-name="L3">
        <text:list-item>
          <text:p text:style-name="P6">Si en algún atributo de la especificación de un dispositivo hardware vemos unvalor de 1 kB, ¿a cuántos bytes corresponde?</text:p>
        </text:list-item>
      </text:list>
      <text:list xml:id="list1860076267" text:style-name="L4">
        <text:list-item>
          <text:p text:style-name="P33">A 1000 bytes siempre.</text:p>
        </text:list-item>
        <text:list-item>
          <text:p text:style-name="P33">A 1020 bytes siempre.</text:p>
        </text:list-item>
        <text:list-item>
          <text:p text:style-name="P58">Dependiendo de la situación, quizás se refiera a 1 kB (que corresponde a1000 bytes), o a 1KiB (que corresponde a 1024 bytes).</text:p>
        </text:list-item>
        <text:list-item>
          <text:p text:style-name="P33">A 1024 bytes siempre.</text:p>
        </text:list-item>
      </text:list>
      <text:p text:style-name="P34"/>
      <text:list xml:id="list2364953484" text:style-name="L5">
        <text:list-item>
          <text:p text:style-name="P7">¿A qué tipo de información corresponde, generalmente, un fichero con extensión .json? </text:p>
        </text:list-item>
      </text:list>
      <text:list xml:id="list2408536172" text:style-name="L6">
        <text:list-item>
          <text:p text:style-name="P35">Estructurados. </text:p>
        </text:list-item>
        <text:list-item>
          <text:p text:style-name="P35">No estructurados. </text:p>
        </text:list-item>
        <text:list-item>
          <text:p text:style-name="P59">Semiestructurados. </text:p>
        </text:list-item>
        <text:list-item>
          <text:p text:style-name="P35">Metadatos</text:p>
        </text:list-item>
        <text:list-item>
          <text:p text:style-name="P35"/>
        </text:list-item>
      </text:list>
      <text:list xml:id="list660412938" text:style-name="L7">
        <text:list-item>
          <text:p text:style-name="P8">¿A qué nos referimos cuando decimos que hay ruido en los datos?</text:p>
        </text:list-item>
      </text:list>
      <text:list xml:id="list2452195077" text:style-name="L8">
        <text:list-item>
          <text:p text:style-name="P36">A que el fichero de audio se grabó con un micrófono de baja calidad.</text:p>
        </text:list-item>
        <text:list-item>
          <text:p text:style-name="P36">A que guardamos el sonido en un ambiente ruidoso.</text:p>
        </text:list-item>
        <text:list-item>
          <text:p text:style-name="P60">A que parte de los datos no contienen información usable o de la que se pueda obtener algún tipo de valor.</text:p>
        </text:list-item>
        <text:list-item>
          <text:p text:style-name="P36">No puede haber ruido en los datos. </text:p>
        </text:list-item>
      </text:list>
      <text:p text:style-name="P55"/>
      <text:list xml:id="list2809949428" text:style-name="L9">
        <text:list-item>
          <text:p text:style-name="P9">Si los datos van perdiendo valor con el tiempo y tenemos muchos datos antíguos, ¿merece la pena utilizarlos siempre junto con los más nuevos? </text:p>
          <text:p text:style-name="P29">Dependerá de cada caso de uso el utilizar datos antiguos que pueden aportar valor o no, los casos más comunes en los que se utilizarían datos antiguos seria para realizar comparaciones entre pasado y presente o estudios de evolución. </text:p>
        </text:list-item>
      </text:list>
      <text:p text:style-name="P1"/>
      <text:list xml:id="list2317509432" text:style-name="L10">
        <text:list-item>
          <text:p text:style-name="P10">¿Cuáles de los siguientes son posibles beneficios de las metodologías y tecnologías Big Data? </text:p>
        </text:list-item>
      </text:list>
      <text:list xml:id="list907644410" text:style-name="L11">
        <text:list-item>
          <text:p text:style-name="P61">Soportar la toma de decisiones. </text:p>
        </text:list-item>
        <text:list-item>
          <text:p text:style-name="P61"><text:soft-page-break/>Mejorar las operaciones en empresas e instituciones.</text:p>
        </text:list-item>
        <text:list-item>
          <text:p text:style-name="P61">Ayudar a detectar enfermedades. </text:p>
        </text:list-item>
        <text:list-item>
          <text:p text:style-name="P61">Ayudar a los científicos a realizar nuevos descubrimientos.</text:p>
        </text:list-item>
      </text:list>
      <text:p text:style-name="P34"/>
      <text:list xml:id="list197358286" text:style-name="L12">
        <text:list-item>
          <text:p text:style-name="P11">¿Cuáles de los siguientes son eventos susceptibles de generar datos? </text:p>
        </text:list-item>
      </text:list>
      <text:list xml:id="list2119668534" text:style-name="L13">
        <text:list-item>
          <text:p text:style-name="P62">Un pago con tarjeta. </text:p>
        </text:list-item>
        <text:list-item>
          <text:p text:style-name="P62">Un alta de usuario en una web.</text:p>
        </text:list-item>
        <text:list-item>
          <text:p text:style-name="P62">Una medida de presión atmosférica en una estación meteorológica. </text:p>
        </text:list-item>
        <text:list-item>
          <text:p text:style-name="P62">Un análisis de sangre de un paciente en un hospital.</text:p>
        </text:list-item>
      </text:list>
      <text:p text:style-name="P34"/>
      <text:list xml:id="list3764551690" text:style-name="L14">
        <text:list-item>
          <text:p text:style-name="P12">¿Qué hacemos si un clúster necesita más capacidad de almacenamiento? </text:p>
        </text:list-item>
      </text:list>
      <text:list xml:id="list1779299431" text:style-name="L15">
        <text:list-item>
          <text:p text:style-name="P38">Hacemos escalado vertical de todos los nodos, aumentando el tamaño de almacenamiento de cada uno. </text:p>
        </text:list-item>
        <text:list-item>
          <text:p text:style-name="P63">Hacemos escalado horizontal, añadiendo mas nodos al clúster. </text:p>
        </text:list-item>
        <text:list-item>
          <text:p text:style-name="P37">Hacemos escalado en diagonal, aumentando el almacenamiento en los nodos que tengan menos espacio disponible. </text:p>
        </text:list-item>
        <text:list-item>
          <text:p text:style-name="P13"><text:span text:style-name="T5">Hacemos escalado vertical, añadiendo mas nodos al clúste</text:span><text:span text:style-name="T6">r</text:span></text:p>
        </text:list-item>
      </text:list>
      <text:p text:style-name="P54"/>
      <text:list xml:id="list2083852403" text:style-name="L16">
        <text:list-item>
          <text:p text:style-name="P73"><text:span text:style-name="T7">Las Bases de Datos Relacionales ofrecen un alto rendimiento para realizar transacciones, pero sus motores no están pensados para el caso en el que una tabla sea tan grande que todos sus registros no puedan ser almacenados dentro de un mismo servidor. </text:span><text:span text:style-name="T9">De modo que, ¿son las Bases de Datos Relacionales apropiadas para entornos Big Data? </text:span><text:span text:style-name="T11">Las bases de datos relacionales no están pensadas para manejar el volumen de datos, la variedad o la velocidad que caracteriza a los entornos Big Data</text:span></text:p>
        </text:list-item>
      </text:list>
      <text:p text:style-name="P1"/>
      <text:list xml:id="list2885657803" text:style-name="L17">
        <text:list-item>
          <text:p text:style-name="P14">¿Cuál de las siguientes afirmaciones es cierta en relación a las bases de datos relacionales? </text:p>
        </text:list-item>
      </text:list>
      <text:list xml:id="list1786600386" text:style-name="L18">
        <text:list-item>
          <text:p text:style-name="P39">Utilizan MySQL como lenguaje de consulta. </text:p>
        </text:list-item>
        <text:list-item>
          <text:p text:style-name="P39">No es necesario conocer los tipos de datos que se van a almacenar desde un primer momento, sino que se determina al realizar su lectura. </text:p>
        </text:list-item>
        <text:list-item>
          <text:p text:style-name="P39">Podemos utilizar el tipo de datos RDBMS, en el cual cabe cualquier número de bytes ya que se guarda en ficheros espefícos fuera de la base de datos. </text:p>
        </text:list-item>
        <text:list-item>
          <text:p text:style-name="P64">Si creamos índices para las columnas sobre las que vayamos a hacer búsquedas, éstas se ejecutarán más rápido. </text:p>
        </text:list-item>
      </text:list>
      <text:p text:style-name="P53"/>
      <text:list xml:id="list2130262086" text:style-name="L19">
        <text:list-item>
          <text:p text:style-name="P15">¿Cuál de las siguientes afirmaciones es correcta respecto de un dataset? </text:p>
        </text:list-item>
      </text:list>
      <text:list xml:id="list1892308017" text:style-name="L20">
        <text:list-item>
          <text:p text:style-name="P40">Siempre vienen en ficheros de texto plano. </text:p>
        </text:list-item>
        <text:list-item>
          <text:p text:style-name="P40">Contienen datos de usuarios. </text:p>
        </text:list-item>
        <text:list-item>
          <text:p text:style-name="P40">No pueden contener datos de usuarios porque constituye un uso prohibido. </text:p>
        </text:list-item>
        <text:list-item>
          <text:p text:style-name="P65">Que contenga imágenes no significa que no pueda contener también texto, audio o vídeo. </text:p>
        </text:list-item>
      </text:list>
      <text:p text:style-name="P41"/>
      <text:p text:style-name="P41"/>
      <text:p text:style-name="P41"/>
      <text:list xml:id="list1174286547" text:style-name="L21">
        <text:list-item>
          <text:p text:style-name="P16"><text:soft-page-break/>¿Un almacén de datos puede incluir en su interior una base de datos relacional? </text:p>
        </text:list-item>
      </text:list>
      <text:list xml:id="list3196924413" text:style-name="L22">
        <text:list-item>
          <text:p text:style-name="P66">Sí. </text:p>
        </text:list-item>
        <text:list-item>
          <text:p text:style-name="P42">No, sólo puede incluír subsistemas OLAP. </text:p>
        </text:list-item>
        <text:list-item>
          <text:p text:style-name="P42">No, sólo bases de datos de tipo NoSQL. </text:p>
        </text:list-item>
      </text:list>
      <text:p text:style-name="P1"/>
      <text:list xml:id="list3805075953" text:style-name="L23">
        <text:list-item>
          <text:p text:style-name="P74"><text:span text:style-name="T7">Las bases de datos relacionales se usan en el día a día para operaciones transaccionales. </text:span><text:span text:style-name="T9">¿Son, por lo tanto ACID? </text:span><text:span text:style-name="T10"><text:s/></text:span><text:span text:style-name="T12">Si ya que cumple con sus </text:span><text:span text:style-name="T13">principios</text:span><text:span text:style-name="T12">: </text:span></text:p>
        </text:list-item>
      </text:list>
      <text:list xml:id="list563701396" text:style-name="L43">
        <text:list-item>
          <text:p text:style-name="P76"><text:span text:style-name="Strong_20_Emphasis"><text:span text:style-name="T4">Atomicidad:</text:span></text:span><text:span text:style-name="T4"> Una transacción es "todo o nada". Si una transacción tiene varias operaciones, todas deben completarse correctamente. Si alguna parte de la transacción falla, se revierte y ninguna de las operaciones tiene efecto.</text:span></text:p>
        </text:list-item>
        <text:list-item>
          <text:p text:style-name="P77"><text:span text:style-name="T2">Constancia: Esto significa que la base de datos siempre se mantiene en un estado válido según las reglas definidas por las restricciones y los esquemas de la base de datos.</text:span></text:p>
        </text:list-item>
        <text:list-item>
          <text:p text:style-name="P77"><text:span text:style-name="T2">Aislamiento: </text:span><text:span text:style-name="T1">Las transacciones concurrentes son aisladas entre sí. Esto significa que los resultados de una transacción no son visibles para otras transacciones hasta que se completa. </text:span></text:p>
        </text:list-item>
        <text:list-item>
          <text:p text:style-name="P78"><text:span text:style-name="T2">D</text:span><text:span text:style-name="T3">urabilidad: </text:span><text:span text:style-name="T1">Una vez que una transacción ha sido </text:span><text:span text:style-name="T3">realizada</text:span><text:span text:style-name="T1">, los cambios en la base de datos son permanentes.</text:span></text:p>
        </text:list-item>
      </text:list>
      <text:p text:style-name="P1"/>
      <text:list xml:id="list406614401" text:style-name="L24">
        <text:list-item>
          <text:p text:style-name="P17">Aunque los cortes de comunicación entre nodos son poco frecuentes, lo cierto es que pueden ocurrir en cualquier momento, y por lo general ninguna institución ni empresa está dispuesta a que su base de datos distribuída deje de funcionar durante esos momentos. En esa gran cantidad de casos en los que se quiere cumplir con la tolerancia a particionamiento, ¿qué opciones tenemos? </text:p>
          <text:p text:style-name="P75"><text:span text:style-name="T8">Disponemos de dos opciones para garantizar la <text:s/>tolerancia a particionamiento en nuestra base de datos, la primera sera un enfoque CP (Consistencia y Particionamiento) sacrificando la disponibilidad y la segunda opcion sera </text:span><text:span text:style-name="Strong_20_Emphasis"><text:span text:style-name="T8">AP</text:span></text:span><text:span text:style-name="T8"> (Disponibilidad y Particionamiento) sacrificando la constancia.</text:span></text:p>
        </text:list-item>
      </text:list>
      <text:p text:style-name="P1"/>
      <text:list xml:id="list3223232656" text:style-name="L25">
        <text:list-item>
          <text:p text:style-name="P18">Dado que las bases de datos distribuídas que emplean la filosofía BASE dan prioridad a la disponibilidad a costa de la consistencia, ¿son una buena elección para uso transaccional? <text:span text:style-name="T15">No ya que su </text:span><text:span text:style-name="T16">filosofía</text:span><text:span text:style-name="T15"> es opuesta a la </text:span><text:span text:style-name="T16">filosofía</text:span><text:span text:style-name="T15"> ACID que es la usada en las base de datos que realizan transacciones, esta </text:span><text:span text:style-name="T16">filosofía</text:span><text:span text:style-name="T15"> se enfoca en la disponibilidad de la base de datos, </text:span><text:span text:style-name="T16">sacrificando</text:span><text:span text:style-name="T15"> la constancia </text:span><text:span text:style-name="T16">de los datos</text:span><text:span text:style-name="T15">.</text:span></text:p>
        </text:list-item>
      </text:list>
      <text:p text:style-name="P1"/>
      <text:list xml:id="list3916479496" text:style-name="L26">
        <text:list-item>
          <text:p text:style-name="P19">Pero entonces, si sólo tenemos un único procesador que no es multihilo y el gestor de procesos del sistema operativo reparte tiempos entre los procesos, ¿podemos decir que está realizando varias tareas al mismo tiempo? <text:span text:style-name="T16">No ya que aunque el tiempo de ejecución se reparta entre los diferentes procesos estos no se están ejecutando al mismo tiempo.</text:span></text:p>
        </text:list-item>
      </text:list>
      <text:p text:style-name="P1"/>
      <text:list xml:id="list2631131987" text:style-name="L27">
        <text:list-item>
          <text:p text:style-name="P20"><text:soft-page-break/>¿Cuál de las siguientes afirmaciones es correcta en relación a paralelización de tareas? </text:p>
        </text:list-item>
      </text:list>
      <text:list xml:id="list348569799" text:style-name="L28">
        <text:list-item>
          <text:p text:style-name="P67">Todas las tareas pueden paralelizarse de modo que se ejecuten más rápido que sin paralelizar. </text:p>
        </text:list-item>
        <text:list-item>
          <text:p text:style-name="P43">No todas las tareas pueden paralelizarse. </text:p>
        </text:list-item>
        <text:list-item>
          <text:p text:style-name="P43">El mayor problema de la paralelización es el tiempo que se tarda en integrar los datos resultantes de tratar cada fragmento. </text:p>
        </text:list-item>
      </text:list>
      <text:p text:style-name="P1"/>
      <text:list xml:id="list3097602146" text:style-name="L29">
        <text:list-item>
          <text:p text:style-name="P21">A la hora de enviar datos entre dos nodos de un clúster, ¿en qué caso será más rapida la comunicación? </text:p>
        </text:list-item>
      </text:list>
      <text:list xml:id="list4107056241" text:style-name="L30">
        <text:list-item>
          <text:p text:style-name="P44">Es vital que haya pocos metros de cable entre los nodos. </text:p>
        </text:list-item>
        <text:list-item>
          <text:p text:style-name="P68">Será más rápido cuantos menos saltos entre switches haya que hacer para llegar de un nodo a otro. </text:p>
        </text:list-item>
        <text:list-item>
          <text:p text:style-name="P45">Lo más rápido siempre es enviarlos a otro CPD si éste cuenta con máquinas más rápidas. </text:p>
        </text:list-item>
        <text:list-item>
          <text:p text:style-name="P45">Los nodos de un clúster no pueden comunicarse entre sí. </text:p>
        </text:list-item>
      </text:list>
      <text:p text:style-name="P1"/>
      <text:list xml:id="list1161601932" text:style-name="L31">
        <text:list-item>
          <text:p text:style-name="P22">¿Cuál es la diferencia entre procesamiento en tiempo real y procesamiento en streaming? </text:p>
        </text:list-item>
      </text:list>
      <text:list xml:id="list2909177609" text:style-name="L32">
        <text:list-item>
          <text:p text:style-name="P46"><text:span text:style-name="T14">Tiempo real implica que los resultados se producen en poco tiempo, mientras que en streaming implica que es capaz de tener en cuenta datos que van entrando constantemente.</text:span> </text:p>
        </text:list-item>
        <text:list-item>
          <text:p text:style-name="P46">Son lo mismo. </text:p>
        </text:list-item>
        <text:list-item>
          <text:p text:style-name="P46">Streaming significa que es transaccional, mientras que en tiempo real significa que no es transaccional. </text:p>
        </text:list-item>
        <text:list-item>
          <text:p text:style-name="P46">Streaming significa que el procesamiento es rápido, mientras que en tiempo real significa que todo ocurre a la velocidad a la que lo solicita el usuario. </text:p>
        </text:list-item>
      </text:list>
      <text:p text:style-name="P47"/>
      <text:list xml:id="list2886025807" text:style-name="L33">
        <text:list-item>
          <text:p text:style-name="P23">Cuando hablamos de OLTP, ¿qué tipo de base de datos se está empleando por lo general? </text:p>
        </text:list-item>
      </text:list>
      <text:list xml:id="list1107191318" text:style-name="L34">
        <text:list-item>
          <text:p text:style-name="P48">Una base de datos orientada a grafos. </text:p>
        </text:list-item>
        <text:list-item>
          <text:p text:style-name="P49">No será una base de datos común sino que todo se estará almacenando en la memoria RAM del sistema. </text:p>
        </text:list-item>
        <text:list-item>
          <text:p text:style-name="P69">Una base de datos relacional. </text:p>
        </text:list-item>
        <text:list-item>
          <text:p text:style-name="P48">No se emplea una base de datos sino un almacenamiento distribuído como HDFS o S3. </text:p>
        </text:list-item>
      </text:list>
      <text:p text:style-name="P30"/>
      <text:list xml:id="list406006323" text:style-name="L35">
        <text:list-item>
          <text:p text:style-name="P24">¿Cuáles son rasgos típicos de las estructuras de datos empleadas para OLAP?</text:p>
        </text:list-item>
      </text:list>
      <text:list xml:id="list2921838260" text:style-name="L36">
        <text:list-item>
          <text:p text:style-name="P50">Almacenamiento en unidades SSD para un acceso más rápido.</text:p>
        </text:list-item>
        <text:list-item>
          <text:p text:style-name="P70">Almacenamiento en memoria RAM de estructuras multidimensionales. </text:p>
        </text:list-item>
        <text:list-item>
          <text:p text:style-name="P50">Almacenamiento en memoria RAM de datos previamente normalizados. </text:p>
        </text:list-item>
        <text:list-item>
          <text:p text:style-name="P50">Estructuras multidimensionales que se almacenan en sistemas distribuídos tipo HDFS o S3. </text:p>
        </text:list-item>
      </text:list>
      <text:p text:style-name="P1"/>
      <text:list xml:id="list1106342780" text:style-name="L37">
        <text:list-item>
          <text:p text:style-name="P25"><text:soft-page-break/>Dado que en ambientes de Big Data el ser capaz de manejar grandes volúmenes de datos (V) es una obligación, ¿podremos típicamente realizar analítica en tiempo real con todos ellos? <text:span text:style-name="T16">No no podremos realizar una analítica en tiempo real ya que este proceso requieren de velocidad y eficiencia mientras que manejar un volumen grande datos presentan desafíos que comprometen la velocidad y capacidad de procesamiento de los datos.</text:span></text:p>
        </text:list-item>
      </text:list>
      <text:p text:style-name="P1"/>
      <text:list xml:id="list952894006" text:style-name="L38">
        <text:list-item>
          <text:p text:style-name="P26">Dado que en ambientes de Big Data el ser capaz de manejar grandes volúmenes de datos (V) es una obligación, ¿podremos típicamente realizar procesamiento por lotes empleando todo ese conjunto de datos? <text:span text:style-name="T16">Si en ambientes Big Data el procesamiento por lotes es una tecnica empleada</text:span></text:p>
        </text:list-item>
      </text:list>
      <text:p text:style-name="P1"/>
      <text:list xml:id="list4220673371" text:style-name="L39">
        <text:list-item>
          <text:p text:style-name="P27">¿Qué capa se encarga de integrar los datos de modo que queden unificados con sentido propio para la tarea que se va a realizar con ellos? </text:p>
        </text:list-item>
      </text:list>
      <text:list xml:id="list2364152561" text:style-name="L40">
        <text:list-item>
          <text:p text:style-name="P51">La capa de ingestión. </text:p>
        </text:list-item>
        <text:list-item>
          <text:p text:style-name="P51">La capa de colección. </text:p>
        </text:list-item>
        <text:list-item>
          <text:p text:style-name="P51">La capa de almacenamiento. </text:p>
        </text:list-item>
        <text:list-item>
          <text:p text:style-name="P71">La capa de procesamiento. </text:p>
        </text:list-item>
      </text:list>
      <text:p text:style-name="P1"/>
      <text:list xml:id="list941571243" text:style-name="L41">
        <text:list-item>
          <text:p text:style-name="P28">¿Qué queda representado en el paisaje de Big Data? </text:p>
        </text:list-item>
      </text:list>
      <text:list xml:id="list1641348630" text:style-name="L42">
        <text:list-item>
          <text:p text:style-name="P56">Las distintas capas por las que pasan los datos. </text:p>
        </text:list-item>
        <text:list-item>
          <text:p text:style-name="P52">La posible distribución de los nodos de un clúster dentro de un centro de datos. </text:p>
        </text:list-item>
        <text:list-item>
          <text:p text:style-name="P72">Las herramientas y utilidades que se pueden utilizar. </text:p>
        </text:list-item>
        <text:list-item>
          <text:p text:style-name="P52">Las herramientas y utilidades que sirven para obtener datos de diversas fuentes. </text:p>
        </text:list-item>
      </text:list>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4T10:43:00</meta:creation-date>
    <dc:date>2024-10-10T12:30:12.928000000</dc:date>
    <meta:editing-duration>PT21M6S</meta:editing-duration>
    <meta:editing-cycles>4</meta:editing-cycles>
    <meta:generator>LibreOffice/6.4.3.2$Windows_X86_64 LibreOffice_project/747b5d0ebf89f41c860ec2a39efd7cb15b54f2d8</meta:generator>
    <meta:document-statistic meta:table-count="0" meta:image-count="0" meta:object-count="0" meta:page-count="5" meta:paragraph-count="99" meta:word-count="1636" meta:character-count="9565" meta:non-whitespace-character-count="8050"/>
  </office:meta>
</office:document-meta>
</file>